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2d8b" officeooo:paragraph-rsid="000d2d8b"/>
    </style:style>
    <style:style style:name="P2" style:family="paragraph" style:parent-style-name="Standard">
      <style:text-properties officeooo:rsid="000dc198" officeooo:paragraph-rsid="000dc198"/>
    </style:style>
    <style:style style:name="P3" style:family="paragraph" style:parent-style-name="Standard">
      <style:text-properties style:font-name="Sans serif" officeooo:rsid="000d2d8b" officeooo:paragraph-rsid="000d2d8b"/>
    </style:style>
    <style:style style:name="P4" style:family="paragraph" style:parent-style-name="Standard">
      <style:text-properties style:font-name="Sans serif" officeooo:rsid="000dc198" officeooo:paragraph-rsid="000dc198"/>
    </style:style>
    <style:style style:name="P5" style:family="paragraph" style:parent-style-name="Standard">
      <style:text-properties style:font-name="Sans serif" officeooo:rsid="000e1247" officeooo:paragraph-rsid="000e1247"/>
    </style:style>
    <style:style style:name="P6" style:family="paragraph" style:parent-style-name="Standard">
      <style:text-properties style:font-name="Sans serif" fo:font-size="12pt" officeooo:rsid="000e1247" officeooo:paragraph-rsid="000e1247" style:font-size-asian="12pt" style:font-size-complex="12pt"/>
    </style:style>
    <style:style style:name="P7" style:family="paragraph" style:parent-style-name="Standard">
      <style:text-properties style:font-name="Sans serif" officeooo:rsid="000dc198" officeooo:paragraph-rsid="000e1247"/>
    </style:style>
    <style:style style:name="P8" style:family="paragraph" style:parent-style-name="Standard">
      <style:text-properties style:font-name="Sans serif" officeooo:rsid="00109d77" officeooo:paragraph-rsid="00109d77"/>
    </style:style>
    <style:style style:name="P9" style:family="paragraph" style:parent-style-name="Standard">
      <style:text-properties officeooo:paragraph-rsid="00109d77"/>
    </style:style>
    <style:style style:name="P10" style:family="paragraph" style:parent-style-name="Standard">
      <style:text-properties officeooo:rsid="00109d77" officeooo:paragraph-rsid="00109d77"/>
    </style:style>
    <style:style style:name="P11" style:family="paragraph" style:parent-style-name="Standard">
      <style:text-properties officeooo:rsid="000e8007" officeooo:paragraph-rsid="00109d77"/>
    </style:style>
    <style:style style:name="P12" style:family="paragraph" style:parent-style-name="Standard">
      <style:text-properties style:text-underline-style="solid" style:text-underline-width="auto" style:text-underline-color="font-color" officeooo:rsid="000902fd" officeooo:paragraph-rsid="00109d77"/>
    </style:style>
    <style:style style:name="P13" style:family="paragraph" style:parent-style-name="Standard">
      <style:text-properties style:text-underline-style="solid" style:text-underline-width="auto" style:text-underline-color="font-color" officeooo:rsid="000d0911" officeooo:paragraph-rsid="00109d77"/>
    </style:style>
    <style:style style:name="P14" style:family="paragraph" style:parent-style-name="Standard">
      <style:text-properties style:text-underline-style="solid" style:text-underline-width="auto" style:text-underline-color="font-color" officeooo:rsid="00109d77" officeooo:paragraph-rsid="00109d77"/>
    </style:style>
    <style:style style:name="P15" style:family="paragraph" style:parent-style-name="Standard">
      <style:text-properties style:text-underline-style="solid" style:text-underline-width="auto" style:text-underline-color="font-color" officeooo:rsid="0011ba44" officeooo:paragraph-rsid="0011ba44"/>
    </style:style>
    <style:style style:name="P16" style:family="paragraph" style:parent-style-name="Standard">
      <style:text-properties style:text-underline-style="none" officeooo:rsid="000b0c8c" officeooo:paragraph-rsid="00109d77"/>
    </style:style>
    <style:style style:name="P17" style:family="paragraph" style:parent-style-name="Standard">
      <style:text-properties officeooo:rsid="000902fd" officeooo:paragraph-rsid="00109d7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e1247" style:font-size-asian="12pt" style:font-size-complex="12pt"/>
    </style:style>
    <style:style style:name="T3" style:family="text">
      <style:text-properties style:font-name="Sans serif"/>
    </style:style>
    <style:style style:name="T4" style:family="text">
      <style:text-properties style:font-name="Sans serif" fo:font-size="12pt" style:font-size-asian="12pt" style:font-size-complex="12pt"/>
    </style:style>
    <style:style style:name="T5" style:family="text">
      <style:text-properties style:font-name="Sans serif" fo:font-size="12pt" officeooo:rsid="00109d77" style:font-size-asian="12pt" style:font-size-complex="12pt"/>
    </style:style>
    <style:style style:name="T6" style:family="text">
      <style:text-properties style:font-name="Sans serif" fo:font-size="12pt" officeooo:rsid="0011c99a" style:font-size-asian="12pt" style:font-size-complex="12pt"/>
    </style:style>
    <style:style style:name="T7" style:family="text">
      <style:text-properties style:font-name="Sans serif" fo:font-size="12pt" style:text-underline-style="none" style:font-size-asian="12pt" style:font-size-complex="12pt"/>
    </style:style>
    <style:style style:name="T8" style:family="text">
      <style:text-properties style:font-name="Sans serif" fo:font-size="12pt" style:text-underline-style="none" officeooo:rsid="0011c99a" style:font-size-asian="12pt" style:font-size-complex="12pt"/>
    </style:style>
    <style:style style:name="T9" style:family="text">
      <style:text-properties style:font-name="Sans serif" fo:font-size="12pt" style:text-underline-style="none" officeooo:rsid="0011ba44" style:font-size-asian="12pt" style:font-size-complex="12pt"/>
    </style:style>
    <style:style style:name="T10" style:family="text">
      <style:text-properties style:font-name="Sans serif" fo:font-size="12pt" style:text-underline-style="none" officeooo:rsid="00109d77" style:font-size-asian="12pt" style:font-size-complex="12pt"/>
    </style:style>
    <style:style style:name="T11" style:family="text">
      <style:text-properties officeooo:rsid="000d0911"/>
    </style:style>
    <style:style style:name="T12" style:family="text">
      <style:text-properties style:font-name="sans-serif" fo:font-size="15pt"/>
    </style:style>
    <style:style style:name="T13" style:family="text">
      <style:text-properties style:font-name="sans-serif" fo:font-size="15pt" style:text-underline-style="none" style:font-size-asian="12pt" style:font-size-complex="12pt"/>
    </style:style>
    <style:style style:name="T14" style:family="text">
      <style:text-properties style:font-name="sans-serif" fo:font-size="17.25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_ce que cette source te convient ?</text:p>
      <text:p text:style-name="P3"/>
      <text:p text:style-name="P1"><text:a xlink:type="simple" xlink:href="https://theses.hal.science/tel-03783598/" text:style-name="Internet_20_link" text:visited-style-name="Visited_20_Internet_20_Link"><text:span text:style-name="T3">https://theses.hal.science/tel-03783598/</text:span></text:a></text:p>
      <text:p text:style-name="P3"/>
      <text:p text:style-name="P4">et aussi celle-ci en expérience sur les forces sociales utilise des fourmis : intéressant (regarde dans le sommaire les fces sociales)</text:p>
      <text:p text:style-name="P4"/>
      <text:p text:style-name="P2"><text:a xlink:type="simple" xlink:href="https://theses.hal.science/tel-01356721/document" text:style-name="Internet_20_link" text:visited-style-name="Visited_20_Internet_20_Link"><text:span text:style-name="T3">https://theses.hal.science/tel-01356721/document</text:span></text:a></text:p>
      <text:p text:style-name="P4"/>
      <text:p text:style-name="P4"/>
      <text:p text:style-name="P4">à la place de :</text:p>
      <text:p text:style-name="P4"><text:bookmark text:name="page3R_mcid12"/><text:span text:style-name="T1">La possibilité de coupler le modèle S.I.R et le modèle des forces sociales pour répondre<text:line-break/>à notre réflexion première est abordé dans une vidéo de vulgarisation [5] réalisée par Grant Sanderson et a, de ce fait, offert une esquisse précise de nos attentes.</text:span> </text:p>
      <text:p text:style-name="P4"/>
      <text:p text:style-name="P5">Tu supprimes le lien de la vidéo</text:p>
      <text:p text:style-name="P4"/>
      <text:p text:style-name="P6">NOUVEAU PARAGRAPHE</text:p>
      <text:p text:style-name="P7"><text:span text:style-name="T2">Enfin l</text:span><text:span text:style-name="T1">a possibilité de coupler le modèle S.I.R et le modèle des forces sociales pour répondre à notre réflexion première est abordé dans </text:span><text:span text:style-name="T2">la thèse [5] réalisée par Félicien Bourdin et sera ainsi un des piliers de construction et de réflexion de notre modèle mathématique et informatique. </text:span></text:p>
      <text:p text:style-name="P7"><text:span text:style-name="T2"/></text:p>
      <text:p text:style-name="P8"><text:span text:style-name="T2">S</text:span><text:span text:style-name="T1">uite paragraphe 2 :</text:span></text:p>
      <text:p text:style-name="P9"><text:span text:style-name="T5">… simulations informatiques convaincantes qui est l’objectif premier de notre tipe (comme ça on fait ce que pinci a dit) et que traite largement Haifa Abdelhak <text:s/>dans sa thèse[6]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4">Mes trucs :</text:span></text:p>
      <text:p text:style-name="P10"><text:span text:style-name="T4"/></text:p>
      <text:p text:style-name="P12">Motivation du sujet</text:p>
      <text:p text:style-name="P12"/>
      <text:p text:style-name="P16">Mes frères étant porteurs d’une maladie chronique, et <text:span text:style-name="T11">étant touché par la situation sanitaire, j’ai voulu répondre d’une façon différente à la problématique des contaminations et étant impuissant face au diabète, j’ai voulu agir à mon échelle pour tenter de sauver d’autres vies.</text:span></text:p>
      <text:p text:style-name="P17"/>
      <text:p text:style-name="P13">Ancrage :</text:p>
      <text:p text:style-name="P11"><text:span text:style-name="T4">Pour simuler l’évolution d’une propagation virale, les rues d’une ville reliant plusieurs bâtiments est un terrain idéal à cette étude. Tokyo étant une ville très densément peuplée, mais aussi très organisée, la rue de shibuya est un </text:span><text:span text:style-name="T6">endroit parfait de croisements civilisés</text:span></text:p>
      <text:p text:style-name="P11"><text:span text:style-name="T6"/></text:p>
      <text:p text:style-name="P12"><text:span text:style-name="T6">Objectif du TIPE du candidat</text:span></text:p>
      <text:p text:style-name="P14"><text:span text:style-name="T8">1</text:span><text:span text:style-name="T7">) Simuler informatique le déplacement d’une foule dans un lieu de passages très fréquenté en s’appuyant sur le modèle des forces sociales.</text:span></text:p>
      <text:p text:style-name="P14"><text:span text:style-name="T7"/></text:p>
      <text:p text:style-name="P14"><text:span text:style-name="T7">2) Implémenter la propagation </text:span><text:span text:style-name="T9">du virus en fonction des paramètres sélectionnés et en s’aidant du modèle SIR.</text:span></text:p>
      <text:p text:style-name="P14"><text:span text:style-name="T9"/></text:p>
      <text:p text:style-name="P15"><text:span text:style-name="T9">3</text:span><text:span text:style-name="T7">) Mettre à l’épreuve le modèle et comparer les résultats obtenus avec nos prédictions</text:span></text:p>
      <text:p text:style-name="P9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9T17:00:08.134000000</meta:creation-date>
    <dc:date>2023-01-29T18:02:33.089000000</dc:date>
    <meta:editing-duration>PT9M43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0" meta:word-count="318" meta:character-count="2018" meta:non-whitespace-character-count="1717"/>
  </office:meta>
</office:document-meta>
</file>